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ransactionObjectSupport.setConnectionHolder( @ Nullable ConnectionHolder connection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setPreviousIsolationLevel( @ Nullable Integer previousIsolatio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getConnectionHolderForSavepo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ransactionObjectSupport.setSavepointAllowed( boolean savepoint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createSavepo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dbcTransactionObjectSupport.getPrevious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releaseSavepoint( Object save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ransactionObjectSupport.hasConnection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TransactionObjectSupport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getConnection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TransactionObjectSupport.rollbackToSavepoint( Object save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ransactionObjectSupport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ObjectSupport.isSavepoin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